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/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1bede2" style:font-size-asian="38.5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44pt" officeooo:rsid="001bede2" officeooo:paragraph-rsid="001bede2" style:font-size-asian="38.5pt" style:font-size-complex="44pt"/>
    </style:style>
    <style:style style:name="P3" style:family="paragraph" style:parent-style-name="Standard">
      <style:paragraph-properties fo:text-align="center" style:justify-single-word="false"/>
      <style:text-properties fo:font-size="44pt" fo:font-weight="bold" officeooo:rsid="001bede2" officeooo:paragraph-rsid="001bede2" style:font-size-asian="38.5pt" style:font-weight-asian="bold" style:font-size-complex="4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36pt" officeooo:rsid="001bede2" officeooo:paragraph-rsid="001bede2" style:font-size-asian="31.5pt" style:font-size-complex="36pt"/>
    </style:style>
    <style:style style:name="P5" style:family="paragraph" style:parent-style-name="Standard">
      <style:paragraph-properties fo:text-align="center" style:justify-single-word="false"/>
      <style:text-properties fo:font-size="22pt" officeooo:rsid="001bede2" officeooo:paragraph-rsid="001bede2" style:font-size-asian="19.25pt" style:font-size-complex="22pt"/>
    </style:style>
    <style:style style:name="P6" style:family="paragraph" style:parent-style-name="Standard">
      <style:paragraph-properties fo:text-align="center" style:justify-single-word="false"/>
      <style:text-properties fo:font-size="36pt" officeooo:rsid="001bede2" officeooo:paragraph-rsid="00308354" style:font-size-asian="31.5pt" style:font-size-complex="36pt"/>
    </style:style>
    <style:style style:name="P7" style:family="paragraph" style:parent-style-name="Text_20_body">
      <style:text-properties fo:font-weight="bold" officeooo:paragraph-rsid="00308354" style:font-weight-asian="bold" style:font-weight-complex="bold"/>
    </style:style>
    <style:style style:name="P8" style:family="paragraph" style:parent-style-name="Text_20_body" style:list-style-name="L2">
      <style:text-properties fo:font-weight="bold" officeooo:paragraph-rsid="0033ac1f" style:font-weight-asian="bold" style:font-weight-complex="bold"/>
    </style:style>
    <style:style style:name="P9" style:family="paragraph" style:parent-style-name="Text_20_body" style:list-style-name="L2">
      <style:text-properties fo:font-weight="bold" officeooo:paragraph-rsid="0033b54c" style:font-weight-asian="bold" style:font-weight-complex="bold"/>
    </style:style>
    <style:style style:name="P10" style:family="paragraph" style:parent-style-name="Text_20_body" style:list-style-name="L2">
      <style:text-properties fo:font-weight="bold" officeooo:paragraph-rsid="0033ce0c" style:font-weight-asian="bold" style:font-weight-complex="bold"/>
    </style:style>
    <style:style style:name="P11" style:family="paragraph" style:parent-style-name="Text_20_body" style:list-style-name="L2">
      <style:text-properties fo:font-weight="bold" officeooo:paragraph-rsid="0035996b" style:font-weight-asian="bold" style:font-weight-complex="bold"/>
    </style:style>
    <style:style style:name="P12" style:family="paragraph" style:parent-style-name="Text_20_body">
      <style:text-properties fo:font-weight="bold" officeooo:paragraph-rsid="0033b54c" style:font-weight-asian="bold" style:font-weight-complex="bold"/>
    </style:style>
    <style:style style:name="P13" style:family="paragraph" style:parent-style-name="Text_20_body">
      <style:text-properties officeooo:paragraph-rsid="00308354"/>
    </style:style>
    <style:style style:name="P14" style:family="paragraph" style:parent-style-name="Text_20_body" style:list-style-name="L2">
      <style:text-properties officeooo:paragraph-rsid="00308b36"/>
    </style:style>
    <style:style style:name="P15" style:family="paragraph" style:parent-style-name="Text_20_body" style:list-style-name="L2">
      <style:text-properties officeooo:paragraph-rsid="0031b452"/>
    </style:style>
    <style:style style:name="P16" style:family="paragraph" style:parent-style-name="Text_20_body" style:list-style-name="L2">
      <style:text-properties officeooo:paragraph-rsid="003367b0"/>
    </style:style>
    <style:style style:name="P17" style:family="paragraph" style:parent-style-name="Text_20_body">
      <style:text-properties officeooo:paragraph-rsid="00308b36"/>
    </style:style>
    <style:style style:name="P18" style:family="paragraph" style:parent-style-name="Text_20_body">
      <style:text-properties officeooo:paragraph-rsid="00342189"/>
    </style:style>
    <style:style style:name="P19" style:family="paragraph" style:parent-style-name="Text_20_body">
      <style:text-properties officeooo:paragraph-rsid="0035996b"/>
    </style:style>
    <style:style style:name="P20" style:family="paragraph" style:parent-style-name="Text_20_body" style:list-style-name="L3">
      <style:text-properties officeooo:paragraph-rsid="0035996b"/>
    </style:style>
    <style:style style:name="P21" style:family="paragraph" style:parent-style-name="Heading_20_1">
      <style:text-properties officeooo:paragraph-rsid="00308354"/>
    </style:style>
    <style:style style:name="P22" style:family="paragraph" style:parent-style-name="Heading_20_1">
      <style:text-properties officeooo:paragraph-rsid="00308b36"/>
    </style:style>
    <style:style style:name="P23" style:family="paragraph" style:parent-style-name="Heading_20_1">
      <style:text-properties officeooo:paragraph-rsid="00342189"/>
    </style:style>
    <style:style style:name="P24" style:family="paragraph" style:parent-style-name="Heading_20_1">
      <style:paragraph-properties fo:break-before="page"/>
      <style:text-properties fo:font-weight="bold" officeooo:paragraph-rsid="00308354" style:font-weight-asian="bold" style:font-weight-complex="bold"/>
    </style:style>
    <style:style style:name="T1" style:family="text">
      <style:text-properties fo:font-weight="bold" officeooo:rsid="00308354" style:font-weight-asian="bold" style:font-weight-complex="bold"/>
    </style:style>
    <style:style style:name="T2" style:family="text">
      <style:text-properties fo:font-weight="bold" officeooo:rsid="00308b36" style:font-weight-asian="bold" style:font-weight-complex="bold"/>
    </style:style>
    <style:style style:name="T3" style:family="text">
      <style:text-properties fo:font-weight="bold" officeooo:rsid="0031b452" style:font-weight-asian="bold" style:font-weight-complex="bold"/>
    </style:style>
    <style:style style:name="T4" style:family="text">
      <style:text-properties fo:font-weight="bold" officeooo:rsid="003367b0" style:font-weight-asian="bold" style:font-weight-complex="bold"/>
    </style:style>
    <style:style style:name="T5" style:family="text">
      <style:text-properties fo:font-weight="normal" officeooo:rsid="00308354" style:font-weight-asian="normal" style:font-weight-complex="normal"/>
    </style:style>
    <style:style style:name="T6" style:family="text">
      <style:text-properties fo:font-weight="normal" officeooo:rsid="00308b36" style:font-weight-asian="normal" style:font-weight-complex="normal"/>
    </style:style>
    <style:style style:name="T7" style:family="text">
      <style:text-properties fo:font-weight="normal" officeooo:rsid="0031b452" style:font-weight-asian="normal" style:font-weight-complex="normal"/>
    </style:style>
    <style:style style:name="T8" style:family="text">
      <style:text-properties fo:font-weight="normal" officeooo:rsid="003367b0" style:font-weight-asian="normal" style:font-weight-complex="normal"/>
    </style:style>
    <style:style style:name="T9" style:family="text">
      <style:text-properties fo:font-weight="normal" officeooo:rsid="0033ac1f" style:font-weight-asian="normal" style:font-weight-complex="normal"/>
    </style:style>
    <style:style style:name="T10" style:family="text">
      <style:text-properties fo:font-weight="normal" officeooo:rsid="0033b54c" style:font-weight-asian="normal" style:font-weight-complex="normal"/>
    </style:style>
    <style:style style:name="T11" style:family="text">
      <style:text-properties fo:font-weight="normal" officeooo:rsid="0033ce0c" style:font-weight-asian="normal" style:font-weight-complex="normal"/>
    </style:style>
    <style:style style:name="T12" style:family="text">
      <style:text-properties fo:font-weight="normal" officeooo:rsid="00342189" style:font-weight-asian="normal" style:font-weight-complex="normal"/>
    </style:style>
    <style:style style:name="T13" style:family="text">
      <style:text-properties fo:font-weight="normal" officeooo:rsid="0035996b" style:font-weight-asian="normal" style:font-weight-complex="normal"/>
    </style:style>
    <style:style style:name="T14" style:family="text">
      <style:text-properties officeooo:rsid="00308354"/>
    </style:style>
    <style:style style:name="T15" style:family="text">
      <style:text-properties officeooo:rsid="0033ac1f"/>
    </style:style>
    <style:style style:name="T16" style:family="text">
      <style:text-properties officeooo:rsid="0033b54c"/>
    </style:style>
    <style:style style:name="T17" style:family="text">
      <style:text-properties officeooo:rsid="0033ce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3">Cellular Land</text:p>
      <text:p text:style-name="P2"/>
      <text:p text:style-name="P6"><text:span text:style-name="T14">Programátorská dokumtance</text:span></text:p>
      <text:p text:style-name="P4"/>
      <text:p text:style-name="P4"/>
      <text:p text:style-name="P4"/>
      <text:p text:style-name="P4"/>
      <text:p text:style-name="P4"/>
      <text:p text:style-name="P4"/>
      <text:p text:style-name="P5">Autor: Jakub Sosnovec</text:p>
      <text:h text:style-name="P24" text:outline-level="1"><text:span text:style-name="T5">Použité technologie</text:span></text:h>
      <text:p text:style-name="P13"><text:span text:style-name="T5">Program je napsán v jazyce Java verze 1.8, pro grafické prvky je použita knihova JavaFX 8.0 </text:span><text:span text:style-name="T11">a </text:span><text:span text:style-name="T5">jazyk</text:span><text:span text:style-name="T11">y</text:span><text:span text:style-name="T5"> JavaFX FXML </text:span><text:span text:style-name="T11">a JavaFX CSS</text:span><text:span text:style-name="T5">. </text:span></text:p>
      <text:p text:style-name="P13"><text:span text:style-name="T11">Vývoj proběhl v</text:span><text:span text:style-name="T5"> IDE NetBeans 8.0.2, pro návrh grafického rozhraní byl použit nástroj JavaFX Scene Builder 2.0.</text:span></text:p>
      <text:h text:style-name="P21" text:outline-level="1"><text:span text:style-name="T5">Struktura programu</text:span></text:h>
      <text:p text:style-name="P13"><text:span text:style-name="T5">Program je rozčleněn do několika tříd, hlavní snahou bylo oddělit třídy obstarávající grafické rozhraní od tříd poskytující mechaniku hry. </text:span></text:p>
      <text:p text:style-name="P13"><text:span text:style-name="T5">S</text:span><text:span text:style-name="T11">truktura a umístění grafických prvků</text:span><text:span text:style-name="T5"> rozhraní j</text:span><text:span text:style-name="T11">sou</text:span><text:span text:style-name="T5"> uložen</text:span><text:span text:style-name="T11">y </text:span><text:span text:style-name="T5">v soboru FXMLDocument.fxml, v souboru cssconfig.css jsou uloženy další přizpůsobení vzhledu. </text:span></text:p>
      <text:p text:style-name="P13"><text:span text:style-name="T5">Třídy lze rozdělit </text:span><text:span text:style-name="T11">do dvou kategorií na základě toho, jestli primárně obstarávají grafickou stránku, nebo mechaniku hry</text:span><text:span text:style-name="T5">:</text:span></text:p>
      <text:p text:style-name="P17"><text:span text:style-name="T1">GUI:</text:span><text:span text:style-name="T5"> FXMLDocumentController, GridController, ManaController, NapovedaText, DigitalWatch, StatisticsRecord.</text:span></text:p>
      <text:p text:style-name="P7"><text:span text:style-name="T14">Mechanika hry: </text:span><text:span text:style-name="T5">Mechanics, AutomatonGenerator, Cautomaton, </text:span><text:span text:style-name="T6">ButtonNode.</text:span></text:p>
      <text:h text:style-name="P22" text:outline-level="1"><text:span text:style-name="T6">Popis funkcionality jednotlivých tříd</text:span></text:h>
      <text:list xml:id="list4493746842251261362" text:style-name="L2">
        <text:list-item>
          <text:p text:style-name="P14"><text:span text:style-name="T1">FXMLDocumentController</text:span><text:span text:style-name="T5">: </text:span><text:span text:style-name="T6">Třída obsluhující přímo grafické rozhraní. Obsahuje inicializaci prvků a veškeré metody, které jsou použity jako listenery </text:span><text:span text:style-name="T11">na akce </text:span><text:span text:style-name="T6">u aktivních prvků v menu hry. Obsahuje reference na grafické prvky, které jsou při spuštění aplikace </text:span><text:span text:style-name="T11">nahrané</text:span><text:span text:style-name="T6"> z FXML. <text:line-break/>Inicializuje další controllery grafických prvků. Slouží tedy primárně jako rozhraní mezi grafikou a mechanikou hry.</text:span></text:p>
        </text:list-item>
        <text:list-item>
          <text:p text:style-name="P14"><text:span text:style-name="T2">GridController</text:span><text:span text:style-name="T6">: Obstarává </text:span><text:span text:style-name="T11">veškerou</text:span><text:span text:style-name="T6"> funkcionalitu </text:span><text:span text:style-name="T11">spojenou s</text:span><text:span text:style-name="T6"> hlavní</text:span><text:span text:style-name="T11">m</text:span><text:span text:style-name="T6"> hrací</text:span><text:span text:style-name="T11">m</text:span><text:span text:style-name="T6"> pole</text:span><text:span text:style-name="T11">m</text:span><text:span text:style-name="T6">. Udržuje si reference na všechny instance Button, ze kterých se hrací plocha skládá. Ty inicializuje a </text:span><text:span text:style-name="T11">předává akce na nich provedené na instance třídy ButtonNode</text:span><text:span text:style-name="T6">.<text:line-break/>Obsahuje objekt Timeline, který zajišťuje obnovování hrací plochy v pravidelných intervalech. Dále používá třídu ManaController a komunikuje s ní během výpočtů.</text:span></text:p>
        </text:list-item>
        <text:list-item>
          <text:p text:style-name="P15"><text:span text:style-name="T3">ManaController</text:span><text:span text:style-name="T7">: Zajišťuje funkci prvku ukazatele many. Obsahuje metody pro zastavení automatu, kliknutí na buňku a restartování automatu, při jejich zavolání se provede náležitá akce s manou (při jejím dostatku). Jako ukazatel many je použit objekt ProgressBar z knihovny JavaFX, rychlost jeho doplňování a vyprazdňování ovlivňuje Timeline objekt, který je použit interně v </text:span><text:span text:style-name="T11">této</text:span><text:span text:style-name="T7"> třídě.</text:span></text:p>
        </text:list-item>
        <text:list-item>
          <text:p text:style-name="P15"><text:span text:style-name="T3">DigitalWatch</text:span><text:span text:style-name="T7">: Obstarává funkci hodin v hlavním menu, </text:span><text:span text:style-name="T8">obsluhuje instanci třídy Label</text:span><text:span text:style-name="T7">. </text:span><text:span text:style-name="T8">Obsahuje metody pro práci s časem, jako je resetování, spuštění, přičtení nějakého počtu sekund.</text:span></text:p>
        </text:list-item>
        <text:list-item>
          <text:p text:style-name="P16"><text:span text:style-name="T4">StatisticsRecord</text:span><text:span text:style-name="T8">: Instance této třídy zapouzdřuje jeden zápis do statistik. Také obsahuje metody pro načtení a parsování těchto zápisů z textového soubor se všemi zápisy a metodu pro vytvoření a zapsání nového rekordu.</text:span></text:p>
        </text:list-item>
        <text:list-item>
          <text:p text:style-name="P8"><text:span text:style-name="T15">NapovedaText: </text:span><text:span text:style-name="T9">Slouží pouze jako text zobrazený v nápovědě.</text:span></text:p>
        </text:list-item>
        <text:list-item>
          <text:p text:style-name="P8"><text:span text:style-name="T15">Mechanics: </text:span><text:span text:style-name="T9">Singleton třída obsahující hlavní metody k mechanice hry, tedy k </text:span><text:soft-page-break/><text:span text:style-name="T9">samotnému výpočtu celulárního automatu. Udržuje si vlastní instanci hrací plochy, ta je potom pouze předávána instanci GridController k update </text:span><text:span text:style-name="T11">grafických prvků</text:span><text:span text:style-name="T9">. Také obsahuje metodu step(), která se používá pro načtení nové generace automatu.<text:line-break/></text:span><text:span text:style-name="T11">Obsahuje konstantu, která definuje velikost tabulky, na které samotný výpočet automatu probíhá.</text:span></text:p>
        </text:list-item>
        <text:list-item>
          <text:p text:style-name="P11"><text:span text:style-name="T16">CAutomaton: </text:span><text:span text:style-name="T10">Instance této třídy zapouzdřuje vygenerovaný celulární automat, tedy <text:s/>přechodovou funkci spolu s počáteční pozicí. Dále zajišťuje náhodné přiřazení barev konkrétním přechodovým pravidlům </text:span><text:span text:style-name="T13">(tedy číslům v zápisu přechodové funkce ve formátu S/B)</text:span><text:span text:style-name="T10">.</text:span></text:p>
        </text:list-item>
        <text:list-item>
          <text:p text:style-name="P10"><text:span text:style-name="T17">AutomatonGenerator:</text:span><text:span text:style-name="T11"> </text:span><text:span text:style-name="T12">Statická třída zajišťující generování náhodnách celulárních automatů. Obsahuje celou řadu konstant, které definují vlastnosti, které vygenerované celulární automaty spolu s počáteční pozicí musí splňovat.<text:line-break/>Detaily jsou popsané v další kapitole.</text:span></text:p>
        </text:list-item>
        <text:list-item>
          <text:p text:style-name="P9"><text:span text:style-name="T16">ButtonNode: </text:span><text:span text:style-name="T10">Poskytuje funkce k práci s jednou buňkou hracího automatu, zároveň se stará o barvení objektů Button na hrací ploše v grafickém okně.</text:span></text:p>
        </text:list-item>
      </text:list>
      <text:p text:style-name="P12"><text:span text:style-name="T10">Třída CellularLand1 slouží pouze jako vstup do aplikace a nastavuje počáteční rozměry grafického okna.</text:span></text:p>
      <text:h text:style-name="P23" text:outline-level="1"><text:span text:style-name="T12">Generování celulárních automatů a počátečních pozic</text:span></text:h>
      <text:p text:style-name="P18"><text:span text:style-name="T12">Klíčovým problémem v aplikaci bylo, jak generovat „vhodné“ automat s „vhodnými“ počátečními pozicemi. Například je zjevně nutno se vyvarovat vygenerování automatů, ve kterých po první generaci vymřou veškeré buňky a žádné se nikdy neobnoví. Dále je nežádoucí generovat přechodové funkce takové, že některá přechodová pravidla nebudou nikdy použita ve výpočtu, nebo budou použita pouze výjimečně.</text:span></text:p>
      <text:p text:style-name="P18"><text:span text:style-name="T12">Zvolený postup je následující: </text:span><text:span text:style-name="T13">Nejprve se generuje přechodová funkce. Máme pevně zadaný level, tedy jednoduše generujeme náhodná čísla od 0 do 8 a ty potom náhodně přiřadíme do seznamu S, nebo B.</text:span></text:p>
      <text:p text:style-name="P19"><text:span text:style-name="T13">Když máme přechodovou funkci, snažíme se najít vhodnou počáteční pozici, tedy takovou, aby splňovala následující omezení:</text:span></text:p>
      <text:list xml:id="list2916496811244439555" text:style-name="L3">
        <text:list-item>
          <text:p text:style-name="P20"><text:span text:style-name="T13">Prvních 20 generací automatu s vygenerovanou přechodovou funkcí s danou počáteční pozicí je v každé generaci alespoň jedna živá buňka.</text:span></text:p>
        </text:list-item>
        <text:list-item>
          <text:p text:style-name="P20"><text:span text:style-name="T13">Každé přechodové pravidl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Black" svg:font-family="'Arial Black'"/>
    <style:font-face style:name="OpenSymbol" svg:font-family="OpenSymbol"/>
    <style:font-face style:name="Arial" svg:font-family="Arial" style:font-family-generic="swiss"/>
    <style:font-face style:name="Calibri" svg:font-family="Calibri" style:font-family-generic="swiss"/>
    <style:font-face style:name="Lucida Sans1" svg:font-family="'Lucida Sans'" style:font-family-generic="swiss"/>
    <style:font-face style:name="Arial1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cs" fo:country="CZ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alibri"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3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 Black" fo:font-size="13pt" style:font-size-asian="12pt"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0:14:13.06</meta:creation-date>
    <dc:date>2015-09-01T20:41:19.02</dc:date>
    <meta:editing-duration>PT6H56M13S</meta:editing-duration>
    <meta:editing-cycles>14</meta:editing-cycles>
    <meta:generator>LibreOffice/4.0.3.3$Windows_x86 LibreOffice_project/0eaa50a932c8f2199a615e1eb30f7ac74279539</meta:generator>
    <meta:document-statistic meta:table-count="0" meta:image-count="0" meta:object-count="0" meta:page-count="3" meta:paragraph-count="30" meta:word-count="650" meta:character-count="4704" meta:non-whitespace-character-count="4091"/>
  </office:meta>
</office:document-meta>
</file>